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2" svg:font-family="Ari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</style:style>
    <style:style style:name="T1" style:family="text">
      <style:text-properties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2" style:family="text">
      <style:text-properties fo:color="#800000"/>
    </style:style>
    <style:style style:name="T3" style:family="text">
      <style:text-properties fo:color="#800000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4" style:family="text">
      <style:text-properties style:use-window-font-color="true"/>
    </style:style>
    <style:style style:name="T5" style:family="text">
      <style:text-properties style:use-window-font-color="true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6" style:family="text">
      <style:text-properties style:use-window-font-color="true" fo:font-size="12pt" fo:font-style="normal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T7" style:family="text">
      <style:text-properties style:use-window-font-color="true" style:text-underline-style="solid" style:text-underline-width="auto" style:text-underline-color="font-color"/>
    </style:style>
    <style:style style:name="T8" style:family="text">
      <style:text-properties style:use-window-font-color="true"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Controverses littéraires</text:p>
      <text:p text:style-name="P1"/>
      <text:p text:style-name="P3">Nouvelle de Maupassant</text:p>
      <text:p text:style-name="P6">auteur présumé : Oscar Méténier (textes disponibles sur le projet Gutemberg)</text:p>
      <text:p text:style-name="P3"/>
      <text:p text:style-name="P3">Minou Drouet</text:p>
      <text:p text:style-name="P2">a signé des poèmes et autres textes dès l'âge de 8 ans</text:p>
      <text:p text:style-name="P4">est-ce sa mère qui les a écrits ?</text:p>
      <text:p text:style-name="P2">(pas de textes de la mère disponibles a priori)</text:p>
      <text:p text:style-name="P2"/>
      <text:p text:style-name="P3">Julien Torma</text:p>
      <text:p text:style-name="P6">des romans et des poésies à son nom ont été publiées de manière posthume (pour la plupart)</text:p>
      <text:p text:style-name="P6">sa naissance et sa mort sont mystérieuses</text:p>
      <text:p text:style-name="P6">lié au collège de 'Pataphysique</text:p>
      <text:p text:style-name="P5">a-t-il réellement existé ?</text:p>
      <text:p text:style-name="P7"><text:span text:style-name="T1">Auteurs possibles : </text:span><text:span text:style-name="T5">Léon-Paul Fargue, </text:span><text:span text:style-name="T8">Noël Arnaud, Eugène Ionesco, Jacques Prévert, Boris Vian, Raymond Queneau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2" svg:font-family="Ari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6-11-26T16:36:21</meta:creation-date>
    <meta:document-statistic meta:table-count="0" meta:image-count="0" meta:object-count="0" meta:page-count="1" meta:paragraph-count="13" meta:word-count="97" meta:character-count="579"/>
    <dc:date>2016-11-26T17:38:38.20</dc:date>
    <meta:editing-duration>PT16M4S</meta:editing-duration>
    <meta:editing-cycles>1</meta:editing-cycles>
    <meta:generator>OpenOffice.org/3.3$Win32 OpenOffice.org_project/330m20$Build-9567</meta:generator>
  </office:meta>
</office:document-meta>
</file>